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5a6aad" draw:textarea-horizontal-align="justify" draw:textarea-vertical-align="middle" draw:auto-grow-height="false" fo:min-height="8.95cm" fo:min-width="13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9cm" fo:min-width="5.819cm"/>
      <style:paragraph-properties style:writing-mode="lr-tb"/>
    </style:style>
    <style:style style:name="P1" style:family="paragraph">
      <loext:graphic-properties draw:fill-color="#5a6aa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1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" style:family="text">
      <style:text-properties fo:color="#ffffff" fo:font-size="13pt" fo:font-weight="bold" fo:background-color="transparent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9.2cm" svg:x="2.8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19cm" svg:height="2.499cm" svg:x="6.661cm" svg:y="5.424cm">
          <draw:text-box>
            <text:p><text:span text:style-name="T1">JerryFX</text:span></text:p>
            <text:p><text:span text:style-name="T2">DAS SCHACHPROGRAM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09:32:16.224000000</meta:creation-date>
    <dc:date>2021-01-15T10:08:27.730859337</dc:date>
    <meta:editing-duration>PT6M45S</meta:editing-duration>
    <meta:editing-cycles>5</meta:editing-cycles>
    <meta:generator>LibreOffice/6.4.6.2$Linux_X86_64 LibreOffice_project/40$Build-2</meta:generator>
    <meta:document-statistic meta:object-count="2"/>
  </office:meta>
</office:document-meta>
</file>